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76a" officeooo:paragraph-rsid="001b876a"/>
    </style:style>
    <style:style style:name="P2" style:family="paragraph" style:parent-style-name="Standard">
      <style:text-properties officeooo:rsid="001c11e9" officeooo:paragraph-rsid="001c11e9"/>
    </style:style>
    <style:style style:name="P3" style:family="paragraph" style:parent-style-name="Standard">
      <style:text-properties officeooo:rsid="001e0b0c" officeooo:paragraph-rsid="001e0b0c"/>
    </style:style>
    <style:style style:name="P4" style:family="paragraph" style:parent-style-name="Standard">
      <style:text-properties officeooo:rsid="001e0b0c" officeooo:paragraph-rsid="001e0b0c"/>
    </style:style>
    <style:style style:name="P5" style:family="paragraph" style:parent-style-name="Standard">
      <style:text-properties officeooo:rsid="001e7835" officeooo:paragraph-rsid="001e7835"/>
    </style:style>
    <style:style style:name="T1" style:family="text">
      <style:text-properties officeooo:rsid="001c3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3:<text:line-break/>Opencv UI:<text:line-break/><text:a xlink:type="simple" xlink:href="https://damiles.github.io/OpenCVGUI/" text:style-name="Internet_20_link" text:visited-style-name="Visited_20_Internet_20_Link">https://damiles.github.io/OpenCVGUI/</text:a></text:p>
      <text:p text:style-name="P1"><text:line-break/>Thresholding :<text:line-break/><text:a xlink:type="simple" xlink:href="https://docs.opencv.org/4.x/db/d8e/tutorial_threshold.html" text:style-name="Internet_20_link" text:visited-style-name="Visited_20_Internet_20_Link">https://docs.opencv.org/4.x/db/d8e/tutorial_threshold.html</text:a></text:p>
      <text:p text:style-name="P1"/>
      <text:p text:style-name="P2">2D object detection <text:line-break/><text:a xlink:type="simple" xlink:href="https://www.youtube.com/watch?v=qoUKXvvBtTc" text:style-name="Internet_20_link" text:visited-style-name="Visited_20_Internet_20_Link">https://www.youtube.com/watch?v=qoUKXvvBtTc</text:a></text:p>
      <text:p text:style-name="P2">demo<text:line-break/><text:line-break/><text:span text:style-name="T1">Amit mulay youtube channel : </text:span><text:a xlink:type="simple" xlink:href="https://www.youtube.com/channel/UC-K2cAVOqzQ5DhF9w7Oie9Q/featured" text:style-name="Internet_20_link" text:visited-style-name="Visited_20_Internet_20_Link"><text:span text:style-name="T1">https://www.youtube.com/channel/UC-K2cAVOqzQ5DhF9w7Oie9Q/featured</text:span></text:a></text:p>
      <text:p text:style-name="P2"/>
      <text:p text:style-name="P2"/>
      <text:p text:style-name="P3">droid cam problem solved<text:line-break/><text:a xlink:type="simple" xlink:href="https://askubuntu.com/questions/1246096/error-installing-droidcam-in-ubuntu-20-04" text:style-name="Internet_20_link" text:visited-style-name="Visited_20_Internet_20_Link">https://askubuntu.com/questions/1246096/error-installing-droidcam-in-ubuntu-20-04</text:a></text:p>
      <text:p text:style-name="P3"/>
      <text:p text:style-name="P3"><text:a xlink:type="simple" xlink:href="https://www.dev47apps.com/droidcam/linux/" text:style-name="Internet_20_link" text:visited-style-name="Visited_20_Internet_20_Link">https://www.dev47apps.com/droidcam/linux/</text:a></text:p>
      <text:p text:style-name="P3"/>
      <text:p text:style-name="P5">install droidcam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3:19:20.981192350</meta:creation-date>
    <dc:date>2022-02-24T15:21:40.105872304</dc:date>
    <meta:editing-duration>PT1M5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7" meta:word-count="27" meta:character-count="459" meta:non-whitespace-character-count="436"/>
  </office:meta>
</office:document-meta>
</file>